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3.09pt" svg:y="15.65pt">
            <loext:p draw:notify-on-update-of-ranges="Sheet1.A1:Sheet1.A36 Sheet1.B1:Sheet1.B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578.86pt">
            <loext:p draw:notify-on-update-of-ranges="Sheet1.A40:Sheet1.A81 Sheet1.B40:Sheet1.B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01:32:58.740276000</meta:creation-date>
    <dc:date>2017-09-06T16:40:52.548928000</dc:date>
    <meta:editing-duration>P9DT14H27M</meta:editing-duration>
    <meta:editing-cycles>1</meta:editing-cycles>
    <meta:document-statistic meta:table-count="1" meta:cell-count="156" meta:object-count="2"/>
    <meta:generator>LibreOffice/5.3.4.2$MacOSX_X86_64 LibreOffice_project/f82d347ccc0be322489bf7da61d7e4ad13fe2ff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8cm" svg:y="4.21cm" style:legend-expansion="high" chart:style-name="ch2"/>
        <chart:plot-area chart:style-name="ch3" table:cell-range-address="Sheet1.A1:Sheet1.B36" svg:x="0.32cm" svg:y="0.18cm" svg:width="12.448cm" svg:height="8.64cm">
          <chartooo:coordinate-region svg:x="1.166cm" svg:y="0.37cm" svg:width="11.403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6" chart:class="chart:scatter">
            <chart:domain table:cell-range-address="Sheet1.A1:Sheet1.A36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1:Sheet1.A36</svg:desc>
                </draw:g>
              </table:table-cell>
              <table:table-cell office:value-type="float" office:value="90">
                <text:p>90</text:p>
                <draw:g>
                  <svg:desc>Sheet1.B1:Sheet1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MacOSX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8cm" svg:y="4.21cm" style:legend-expansion="high" chart:style-name="ch2"/>
        <chart:plot-area chart:style-name="ch3" table:cell-range-address="Sheet1.A40:Sheet1.B81" svg:x="0.32cm" svg:y="0.18cm" svg:width="12.448cm" svg:height="8.64cm">
          <chartooo:coordinate-region svg:x="1.166cm" svg:y="0.37cm" svg:width="11.402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0:Sheet1.B81" chart:class="chart:scatter">
            <chart:domain table:cell-range-address="Sheet1.A40:Sheet1.A81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40:Sheet1.A81</svg:desc>
                </draw:g>
              </table:table-cell>
              <table:table-cell office:value-type="float" office:value="90">
                <text:p>90</text:p>
                <draw:g>
                  <svg:desc>Sheet1.B40:Sheet1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MacOSX_X86_64 LibreOffice_project/f82d347ccc0be322489bf7da61d7e4ad13fe2ff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